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311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9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bool_in=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eal_in=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ool_out=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eal_out=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raining_examples=35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validation_examples=17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est_examples=17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5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6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table:number-columns-repeated="3"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7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6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string" calcext:value-type="string">
            <text:p>0.1</text:p>
          </table:table-cell>
          <table:table-cell office:value-type="string" calcext:value-type="string">
            <text:p>0.35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1</text:p>
          </table:table-cell>
          <table:table-cell table:number-columns-repeated="3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8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8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3"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3"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table:number-columns-repeated="3"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4"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table:number-columns-repeated="3"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5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6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4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4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 office:value-type="string" calcext:value-type="string">
            <text:p>0.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3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5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table:number-columns-repeated="5"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3"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5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5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7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table:number-columns-repeated="3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6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4"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9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4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5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9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35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6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8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9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5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9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5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3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5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6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5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 office:value-type="string" calcext:value-type="string">
            <text:p>0.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5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5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8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6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4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9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3"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7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rain" table:style-name="ta1">
        <table:table-column table:style-name="co5" table:number-columns-repeated="11" table:default-cell-style-name="Default"/>
        <table:table-row table:style-name="ro2">
          <table:table-cell office:value-type="float" office:value="350" calcext:value-type="float">
            <text:p>350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5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6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table:number-columns-repeated="3"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7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6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string" calcext:value-type="string">
            <text:p>0.1</text:p>
          </table:table-cell>
          <table:table-cell office:value-type="string" calcext:value-type="string">
            <text:p>0.35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1</text:p>
          </table:table-cell>
          <table:table-cell table:number-columns-repeated="3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8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8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3"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3"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table:number-columns-repeated="3"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4"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table:number-columns-repeated="3"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5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6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4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4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 office:value-type="string" calcext:value-type="string">
            <text:p>0.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3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5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table:number-columns-repeated="5"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3"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5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5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7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table:number-columns-repeated="3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6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number-rows-repeated="348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valid" table:style-name="ta1">
        <table:table-column table:style-name="co5" table:number-columns-repeated="11" table:default-cell-style-name="Default"/>
        <table:table-row table:style-name="ro2">
          <table:table-cell office:value-type="float" office:value="175" calcext:value-type="float">
            <text:p>175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4"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9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4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5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9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35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6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8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9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5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9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5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3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5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6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est" table:style-name="ta1">
        <table:table-column table:style-name="co5" table:number-columns-repeated="11" table:default-cell-style-name="Default"/>
        <table:table-row table:style-name="ro2">
          <table:table-cell office:value-type="float" office:value="174" calcext:value-type="float">
            <text:p>174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5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 office:value-type="string" calcext:value-type="string">
            <text:p>0.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5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5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8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6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4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9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3"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7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9T02:14:39.252566153</dc:date>
    <dc:creator>yosf </dc:creator>
    <meta:generator>LibreOffice/4.1.3.2$Linux_X86_64 LibreOffice_project/410m0$Build-2</meta:generator>
    <meta:editing-duration>P0D</meta:editing-duration>
    <meta:editing-cycles>1</meta:editing-cycles>
    <meta:document-statistic meta:table-count="4" meta:cell-count="15394" meta:object-count="0"/>
  </office:meta>
</office:document-meta>
</file>